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a criar um diagrama de classe utilizando o padrão Strategy, a partir da tabela fornecida, é preciso identificar os pontos flexíveis (serviços) que variam entre as aplicações e criar interfaces para eles, com implementações concretas para cada caso. Os controladores (Contexto) então dependerão da interface do serviço, utilizando a implementação específica injetada em tempo de execução.</text:p>
      <text:p text:style-name="Text_20_body">A seguir, a descrição de como seria o diagrama de classes, focando nos componentes do padrão Strategy e nas classes auxiliares:</text:p>
      <text:h text:style-name="Heading_20_3" text:outline-level="3">Diagrama de Classes (Padrão Strategy)</text:h>
      <text:h text:style-name="Heading_20_4" text:outline-level="4">1. Interfaces de Estratégia (Strategy Interfaces)</text:h>
      <text:p text:style-name="Text_20_body">Essas interfaces definem os métodos que as classes de serviço flexíveis devem implementar.</text:p>
      <text:list xml:id="list1664491904" text:style-name="L3">
        <text:list-item>
          <text:p text:style-name="P1"><text:span text:style-name="Source_20_Text"><text:span text:style-name="T1">IDadosDiarioService</text:span></text:span></text:p>
          <text:list>
            <text:list-item>
              <text:p text:style-name="P1">Métodos: <text:span text:style-name="Source_20_Text">obterIntervaloDeData()</text:span>, <text:span text:style-name="Source_20_Text">armazenarDados(latitude, longitude)</text:span></text:p>
            </text:list-item>
          </text:list>
        </text:list-item>
        <text:list-item>
          <text:p text:style-name="P1"><text:span text:style-name="Source_20_Text"><text:span text:style-name="T1">IPrevisaoTempoService</text:span></text:span></text:p>
          <text:list>
            <text:list-item>
              <text:p text:style-name="P1">Métodos: <text:span text:style-name="Source_20_Text">obterData()</text:span>, <text:span text:style-name="Source_20_Text">armazenarDadosPrevisao(latitude, longitude)</text:span>, <text:span text:style-name="Source_20_Text">verificarAlertas(infoPrev)</text:span></text:p>
            </text:list-item>
          </text:list>
        </text:list-item>
        <text:list-item>
          <text:p text:style-name="P1"><text:span text:style-name="Source_20_Text"><text:span text:style-name="T1">IComparacaoMeteorologicaService</text:span></text:span></text:p>
          <text:list>
            <text:list-item>
              <text:p text:style-name="P1">Métodos: <text:span text:style-name="Source_20_Text">compararDadosTrimestrais(lat1, lon1, lat2, lon2)</text:span></text:p>
            </text:list-item>
          </text:list>
        </text:list-item>
        <text:list-item>
          <text:p text:style-name="P1"><text:span text:style-name="Source_20_Text"><text:span text:style-name="T1">IDadosLocalService</text:span></text:span></text:p>
          <text:list>
            <text:list-item>
              <text:p text:style-name="P1">Métodos: <text:span text:style-name="Source_20_Text">construirUrl(latitude, longitude, data)</text:span>, <text:span text:style-name="Source_20_Text">obterDadosDaApi(url)</text:span>, <text:span text:style-name="Source_20_Text">obterDadosTemperatura(hourly)</text:span>, <text:span text:style-name="Source_20_Text">obterDadosVentos(hourly)</text:span>, <text:span text:style-name="Source_20_Text">pesquisarDados(latitude, longitude, data)</text:span></text:p>
            </text:list-item>
          </text:list>
        </text:list-item>
      </text:list>
      <text:h text:style-name="Heading_20_4" text:outline-level="4">2. Estratégias Concretas (Concrete Strategies)</text:h>
      <text:p text:style-name="Text_20_body">Cada interface terá implementações específicas para cada uma das três aplicações.</text:p>
      <text:p text:style-name="Text_20_body"><text:span text:style-name="T1">Para </text:span><text:span text:style-name="Source_20_Text"><text:span text:style-name="T1">IDadosDiarioService</text:span></text:span><text:span text:style-name="T1">:</text:span></text:p>
      <text:list xml:id="list2454283779" text:style-name="L4">
        <text:list-item>
          <text:p text:style-name="P2"><text:span text:style-name="Source_20_Text"><text:span text:style-name="T1">WindFarmDadosDiarioService</text:span></text:span></text:p>
          <text:list>
            <text:list-item>
              <text:p text:style-name="P2">Implementa <text:span text:style-name="Source_20_Text">IDadosDiarioService</text:span>.</text:p>
            </text:list-item>
            <text:list-item>
              <text:p text:style-name="P2">Dependências: <text:span text:style-name="Source_20_Text">ComunicacaoComApiExternacao</text:span>.</text:p>
            </text:list-item>
            <text:list-item>
              <text:p text:style-name="P2">Lógica: Obtém dados históricos diários de vento/temperatura, calcula médias trimestrais para análise de <text:span text:style-name="T1">desempenho de turbinas</text:span>.</text:p>
            </text:list-item>
          </text:list>
        </text:list-item>
        <text:list-item>
          <text:p text:style-name="P2"><text:span text:style-name="Source_20_Text"><text:span text:style-name="T1">AgricultureDadosDiarioService</text:span></text:span></text:p>
          <text:list>
            <text:list-item>
              <text:p text:style-name="P2">Implementa <text:span text:style-name="Source_20_Text">IDadosDiarioService</text:span>.</text:p>
            </text:list-item>
            <text:list-item>
              <text:p text:style-name="P2">Dependências: <text:span text:style-name="Source_20_Text">ComunicacaoComApiExternacao</text:span>.</text:p>
            </text:list-item>
            <text:list-item>
              <text:p text:style-name="P2"><text:soft-page-break/>Lógica: Obtém dados históricos diários de clima, calcula médias trimestrais para <text:span text:style-name="T1">planejamento de safras e irrigação</text:span>.</text:p>
            </text:list-item>
          </text:list>
        </text:list-item>
        <text:list-item>
          <text:p text:style-name="P2"><text:span text:style-name="Source_20_Text"><text:span text:style-name="T1">UrbanDadosDiarioService</text:span></text:span></text:p>
          <text:list>
            <text:list-item>
              <text:p text:style-name="P2">Implementa <text:span text:style-name="Source_20_Text">IDadosDiarioService</text:span>.</text:p>
            </text:list-item>
            <text:list-item>
              <text:p text:style-name="P2">Dependências: <text:span text:style-name="Source_20_Text">ComunicacaoComApiExternacao</text:span>.</text:p>
            </text:list-item>
            <text:list-item>
              <text:p text:style-name="P2">Lógica: Obtém dados históricos diários de clima, calcula médias trimestrais para <text:span text:style-name="T1">estudos de ilhas de calor e tendências urbanas</text:span>.</text:p>
            </text:list-item>
          </text:list>
        </text:list-item>
      </text:list>
      <text:p text:style-name="Text_20_body"><text:span text:style-name="T1">Para </text:span><text:span text:style-name="Source_20_Text"><text:span text:style-name="T1">IPrevisaoTempoService</text:span></text:span><text:span text:style-name="T1">:</text:span></text:p>
      <text:list xml:id="list1694382912" text:style-name="L5">
        <text:list-item>
          <text:p text:style-name="P3"><text:span text:style-name="Source_20_Text"><text:span text:style-name="T1">WindFarmPrevisaoTempoService</text:span></text:span></text:p>
          <text:list>
            <text:list-item>
              <text:p text:style-name="P3">Implementa <text:span text:style-name="Source_20_Text">IPrevisaoTempoService</text:span>.</text:p>
            </text:list-item>
            <text:list-item>
              <text:p text:style-name="P3">Dependências: <text:span text:style-name="Source_20_Text">ComunicacaoComApiExternacao</text:span>.</text:p>
            </text:list-item>
            <text:list-item>
              <text:p text:style-name="P3">Lógica: Busca previsões, processa e gera <text:span text:style-name="Source_20_Text">Alertas</text:span> específicos para <text:span text:style-name="T1">operação do parque eólico</text:span> (ex: ventos fortes).</text:p>
            </text:list-item>
          </text:list>
        </text:list-item>
        <text:list-item>
          <text:p text:style-name="P3"><text:span text:style-name="Source_20_Text"><text:span text:style-name="T1">AgriculturePrevisaoTempoService</text:span></text:span></text:p>
          <text:list>
            <text:list-item>
              <text:p text:style-name="P3">Implementa <text:span text:style-name="Source_20_Text">IPrevisaoTempoService</text:span>.</text:p>
            </text:list-item>
            <text:list-item>
              <text:p text:style-name="P3">Dependências: <text:span text:style-name="Source_20_Text">ComunicacaoComApiExternacao</text:span>.</text:p>
            </text:list-item>
            <text:list-item>
              <text:p text:style-name="P3">Lógica: Busca previsões, processa e gera <text:span text:style-name="Source_20_Text">Alertas</text:span> específicos para <text:span text:style-name="T1">atividades agrícolas</text:span> (ex: geada, seca).</text:p>
            </text:list-item>
          </text:list>
        </text:list-item>
        <text:list-item>
          <text:p text:style-name="P3"><text:span text:style-name="Source_20_Text"><text:span text:style-name="T1">UrbanPrevisaoTempoService</text:span></text:span></text:p>
          <text:list>
            <text:list-item>
              <text:p text:style-name="P3">Implementa <text:span text:style-name="Source_20_Text">IPrevisaoTempoService</text:span>.</text:p>
            </text:list-item>
            <text:list-item>
              <text:p text:style-name="P3">Dependências: <text:span text:style-name="Source_20_Text">ComunicacaoComApiExternacao</text:span>.</text:p>
            </text:list-item>
            <text:list-item>
              <text:p text:style-name="P3">Lógica: Busca previsões, processa e gera <text:span text:style-name="Source_20_Text">Alertas</text:span> para a <text:span text:style-name="T1">população e infraestrutura urbana</text:span> (ex: ondas de calor, poluição).</text:p>
            </text:list-item>
          </text:list>
        </text:list-item>
      </text:list>
      <text:p text:style-name="Text_20_body"><text:span text:style-name="T1">Para </text:span><text:span text:style-name="Source_20_Text"><text:span text:style-name="T1">IComparacaoMeteorologicaService</text:span></text:span><text:span text:style-name="T1">:</text:span></text:p>
      <text:list xml:id="list623839264" text:style-name="L6">
        <text:list-item>
          <text:p text:style-name="P4"><text:span text:style-name="Source_20_Text"><text:span text:style-name="T1">WindFarmComparacaoMeteorologicaService</text:span></text:span></text:p>
          <text:list>
            <text:list-item>
              <text:p text:style-name="P4">Implementa <text:span text:style-name="Source_20_Text">IComparacaoMeteorologicaService</text:span>.</text:p>
            </text:list-item>
            <text:list-item>
              <text:p text:style-name="P4">Dependências: <text:span text:style-name="Source_20_Text">IDadosDiarioService</text:span>.</text:p>
            </text:list-item>
            <text:list-item>
              <text:p text:style-name="P4">Lógica: Orquestra a obtenção de dados de dois locais e compara as médias trimestrais de <text:span text:style-name="T1">vento para turbinas</text:span>.</text:p>
            </text:list-item>
          </text:list>
        </text:list-item>
        <text:list-item>
          <text:p text:style-name="P4"><text:span text:style-name="Source_20_Text"><text:span text:style-name="T1">AgricultureComparacaoMeteorologicaService</text:span></text:span></text:p>
          <text:list>
            <text:list-item>
              <text:p text:style-name="P4">Implementa <text:span text:style-name="Source_20_Text">IComparacaoMeteorologicaService</text:span>.</text:p>
            </text:list-item>
            <text:list-item>
              <text:p text:style-name="P4">Dependências: <text:span text:style-name="Source_20_Text">IDadosDiarioService</text:span>.</text:p>
            </text:list-item>
            <text:list-item>
              <text:p text:style-name="P4"><text:soft-page-break/>Lógica: Orquestra a obtenção de dados de dois locais e compara as médias trimestrais para <text:span text:style-name="T1">decisões agrícolas</text:span>.</text:p>
            </text:list-item>
          </text:list>
        </text:list-item>
        <text:list-item>
          <text:p text:style-name="P4"><text:span text:style-name="Source_20_Text"><text:span text:style-name="T1">UrbanComparacaoMeteorologicaService</text:span></text:span></text:p>
          <text:list>
            <text:list-item>
              <text:p text:style-name="P4">Implementa <text:span text:style-name="Source_20_Text">IComparacaoMeteorologicaService</text:span>.</text:p>
            </text:list-item>
            <text:list-item>
              <text:p text:style-name="P4">Dependências: <text:span text:style-name="Source_20_Text">IDadosDiarioService</text:span>.</text:p>
            </text:list-item>
            <text:list-item>
              <text:p text:style-name="P4">Lógica: Orquestra a obtenção de dados de dois locais e compara as médias trimestrais para <text:span text:style-name="T1">planejamento urbano</text:span>.</text:p>
            </text:list-item>
          </text:list>
        </text:list-item>
      </text:list>
      <text:p text:style-name="Text_20_body"><text:span text:style-name="T1">Para </text:span><text:span text:style-name="Source_20_Text"><text:span text:style-name="T1">IDadosLocalService</text:span></text:span><text:span text:style-name="T1">:</text:span></text:p>
      <text:list xml:id="list1830782060" text:style-name="L7">
        <text:list-item>
          <text:p text:style-name="P5"><text:span text:style-name="Source_20_Text"><text:span text:style-name="T1">WindFarmDadosLocalService</text:span></text:span></text:p>
          <text:list>
            <text:list-item>
              <text:p text:style-name="P5">Implementa <text:span text:style-name="Source_20_Text">IDadosLocalService</text:span>.</text:p>
            </text:list-item>
            <text:list-item>
              <text:p text:style-name="P5">Dependências: <text:span text:style-name="Source_20_Text">ComunicacaoComApi</text:span>.</text:p>
            </text:list-item>
            <text:list-item>
              <text:p text:style-name="P5">Lógica: Constrói URLs e extrai dados pontuais (temperatura, vento) para <text:span text:style-name="T1">monitoramento em tempo real de uma turbina</text:span>.</text:p>
            </text:list-item>
          </text:list>
        </text:list-item>
        <text:list-item>
          <text:p text:style-name="P5"><text:span text:style-name="Source_20_Text"><text:span text:style-name="T1">AgricultureDadosLocalService</text:span></text:span></text:p>
          <text:list>
            <text:list-item>
              <text:p text:style-name="P5">Implementa <text:span text:style-name="Source_20_Text">IDadosLocalService</text:span>.</text:p>
            </text:list-item>
            <text:list-item>
              <text:p text:style-name="P5">Dependências: <text:span text:style-name="Source_20_Text">ComunicacaoComApi</text:span>.</text:p>
            </text:list-item>
            <text:list-item>
              <text:p text:style-name="P5">Lógica: Constrói URLs e extrai dados pontuais (temperatura, vento) para <text:span text:style-name="T1">decisões diárias em parcelas agrícolas</text:span>.</text:p>
            </text:list-item>
          </text:list>
        </text:list-item>
        <text:list-item>
          <text:p text:style-name="P5"><text:span text:style-name="Source_20_Text"><text:span text:style-name="T1">UrbanDadosLocalService</text:span></text:span></text:p>
          <text:list>
            <text:list-item>
              <text:p text:style-name="P5">Implementa <text:span text:style-name="Source_20_Text">IDadosLocalService</text:span>.</text:p>
            </text:list-item>
            <text:list-item>
              <text:p text:style-name="P5">Dependências: <text:span text:style-name="Source_20_Text">ComunicacaoComApi</text:span>.</text:p>
            </text:list-item>
            <text:list-item>
              <text:p text:style-name="P5">Lógica: Constrói URLs e extrai dados pontuais (temperatura, vento) para <text:span text:style-name="T1">análise de microclimas urbanos e conforto térmico</text:span>.</text:p>
            </text:list-item>
          </text:list>
        </text:list-item>
      </text:list>
      <text:h text:style-name="Heading_20_4" text:outline-level="4">3. Contextos (Context)</text:h>
      <text:p text:style-name="Text_20_body">Os controladores atuarão como contextos, mantendo uma referência à interface da estratégia e delegando as chamadas para a implementação concreta.</text:p>
      <text:list xml:id="list612343216" text:style-name="L8">
        <text:list-item>
          <text:p text:style-name="P6"><text:span text:style-name="Source_20_Text"><text:span text:style-name="T1">DadosHistoricosController</text:span></text:span></text:p>
          <text:list>
            <text:list-item>
              <text:p text:style-name="P6">Depende de: <text:span text:style-name="Source_20_Text">IDadosDiarioService</text:span>.</text:p>
            </text:list-item>
            <text:list-item>
              <text:p text:style-name="P6">Métodos: <text:span text:style-name="Source_20_Text">obterEArmazenar()</text:span>.</text:p>
            </text:list-item>
            <text:list-item>
              <text:p text:style-name="P6">Injeta a implementação específica de <text:span text:style-name="Source_20_Text">IDadosDiarioService</text:span> em tempo de execução (via <text:span text:style-name="Source_20_Text">@Autowired</text:span> e <text:span text:style-name="Source_20_Text">@Qualifier</text:span> ou perfis Spring).</text:p>
            </text:list-item>
          </text:list>
        </text:list-item>
        <text:list-item>
          <text:p text:style-name="P6"><text:span text:style-name="Source_20_Text"><text:span text:style-name="T1">PrevisaoTempoController</text:span></text:span></text:p>
          <text:list>
            <text:list-item>
              <text:p text:style-name="P6">Depende de: <text:span text:style-name="Source_20_Text">IPrevisaoTempoService</text:span>.</text:p>
            </text:list-item>
            <text:list-item>
              <text:p text:style-name="P6"><text:soft-page-break/>Métodos: <text:span text:style-name="Source_20_Text">armazenarPrevisao()</text:span>, <text:span text:style-name="Source_20_Text">alertas()</text:span>.</text:p>
            </text:list-item>
            <text:list-item>
              <text:p text:style-name="P6">Injeta a implementação específica de <text:span text:style-name="Source_20_Text">IPrevisaoTempoService</text:span>.</text:p>
            </text:list-item>
          </text:list>
        </text:list-item>
        <text:list-item>
          <text:p text:style-name="P6"><text:span text:style-name="Source_20_Text"><text:span text:style-name="T1">ComparacaoMeteorologicaController</text:span></text:span></text:p>
          <text:list>
            <text:list-item>
              <text:p text:style-name="P6">Depende de: <text:span text:style-name="Source_20_Text">IComparacaoMeteorologicaService</text:span>.</text:p>
            </text:list-item>
            <text:list-item>
              <text:p text:style-name="P6">Métodos: <text:span text:style-name="Source_20_Text">obterResultadosComparacao()</text:span>.</text:p>
            </text:list-item>
            <text:list-item>
              <text:p text:style-name="P6">Injeta a implementação específica de <text:span text:style-name="Source_20_Text">IComparacaoMeteorologicaService</text:span>.</text:p>
            </text:list-item>
          </text:list>
        </text:list-item>
        <text:list-item>
          <text:p text:style-name="P6"><text:span text:style-name="Source_20_Text"><text:span text:style-name="T1">LocalController</text:span></text:span></text:p>
          <text:list>
            <text:list-item>
              <text:p text:style-name="P6">Depende de: <text:span text:style-name="Source_20_Text">IDadosLocalService</text:span>.</text:p>
            </text:list-item>
            <text:list-item>
              <text:p text:style-name="P6">Métodos: <text:span text:style-name="Source_20_Text">verificarDados()</text:span>.</text:p>
            </text:list-item>
            <text:list-item>
              <text:p text:style-name="P6">Injeta a implementação específica de <text:span text:style-name="Source_20_Text">IDadosLocalService</text:span>.</text:p>
            </text:list-item>
          </text:list>
        </text:list-item>
      </text:list>
      <text:h text:style-name="Heading_20_4" text:outline-level="4">4. Classes Auxiliares e Modelos</text:h>
      <text:p text:style-name="Text_20_body">Essas classes são utilizadas pelas estratégias e contextos para manipulação de dados.</text:p>
      <text:list xml:id="list1303903615" text:style-name="L9">
        <text:list-item>
          <text:p text:style-name="P7"><text:span text:style-name="Source_20_Text"><text:span text:style-name="T1">ComunicacaoComApi</text:span></text:span>: Para extração de dados da API Open-Meteo (hourly).</text:p>
        </text:list-item>
        <text:list-item>
          <text:p text:style-name="P7"><text:span text:style-name="Source_20_Text"><text:span text:style-name="T1">ComunicacaoComApiExternacao</text:span></text:span>: Para extração de dados da API Open-Meteo (daily).</text:p>
        </text:list-item>
        <text:list-item>
          <text:p text:style-name="P7"><text:span text:style-name="Source_20_Text"><text:span text:style-name="T1">Alertas</text:span></text:span>: Modelo para informações de alerta.</text:p>
        </text:list-item>
        <text:list-item>
          <text:p text:style-name="P7"><text:span text:style-name="Source_20_Text"><text:span text:style-name="T1">DadosDiariosHistorico</text:span></text:span>: Modelo para dados históricos diários.</text:p>
        </text:list-item>
        <text:list-item>
          <text:p text:style-name="P7"><text:span text:style-name="Source_20_Text"><text:span text:style-name="T1">PrevisaoTempo</text:span></text:span>: Modelo para dados de previsão do tempo.</text:p>
        </text:list-item>
        <text:list-item>
          <text:p text:style-name="P7"><text:span text:style-name="Source_20_Text"><text:span text:style-name="T1">DadosLocal</text:span></text:span>: Modelo para dados meteorológicos pontuais.</text:p>
        </text:list-item>
        <text:list-item>
          <text:p text:style-name="P7"><text:span text:style-name="Source_20_Text"><text:span text:style-name="T1">DadosLocalComparativo</text:span></text:span>: Modelo para resultados de comparação entre locais.</text:p>
        </text:list-item>
        <text:list-item>
          <text:p text:style-name="P7"><text:span text:style-name="Source_20_Text"><text:span text:style-name="T1">ComparacaoResultadosView</text:span></text:span>: Modelo para a visualização dos resultados da comparação.</text:p>
        </text:list-item>
        <text:list-item>
          <text:p text:style-name="P7"><text:span text:style-name="Source_20_Text"><text:span text:style-name="T1">PartEntity</text:span></text:span>: Entidade de peça (específica do parque eólico).</text:p>
        </text:list-item>
        <text:list-item>
          <text:p text:style-name="P7"><text:span text:style-name="Source_20_Text"><text:span text:style-name="T1">AvaliationEntity</text:span></text:span>: Entidade de avaliação (específica do parque eólico), associada a <text:span text:style-name="Source_20_Text">PartEntity</text:span>.</text:p>
        </text:list-item>
        <text:list-item>
          <text:p text:style-name="P7"><text:span text:style-name="Source_20_Text"><text:span text:style-name="T1">PartRepository</text:span></text:span>: Interface de repositório para <text:span text:style-name="Source_20_Text">PartEntity</text:span>.</text:p>
        </text:list-item>
        <text:list-item>
          <text:p text:style-name="P7"><text:span text:style-name="Source_20_Text"><text:span text:style-name="T1">AvaliationRepository</text:span></text:span>: Interface de repositório para <text:span text:style-name="Source_20_Text">AvaliationEntity</text:span>.</text:p>
        </text:list-item>
        <text:list-item>
          <text:p text:style-name="P7"><text:span text:style-name="Source_20_Text"><text:span text:style-name="T1">PartService</text:span></text:span>: Serviço CRUD para <text:span text:style-name="Source_20_Text">PartEntity</text:span> (específico do parque eólico).</text:p>
        </text:list-item>
        <text:list-item>
          <text:p text:style-name="P7"><text:span text:style-name="Source_20_Text"><text:span text:style-name="T1">AvaliationService</text:span></text:span>: Serviço CRUD para <text:span text:style-name="Source_20_Text">AvaliationEntity</text:span> (específico do parque eólico).</text:p>
        </text:list-item>
        <text:list-item>
          <text:p text:style-name="P7"><text:span text:style-name="Source_20_Text"><text:span text:style-name="T1">PartController</text:span></text:span>: Controlador para <text:span text:style-name="Source_20_Text">PartService</text:span> (específico do parque eólico).</text:p>
        </text:list-item>
        <text:list-item>
          <text:p text:style-name="P7"><text:soft-page-break/><text:span text:style-name="Source_20_Text"><text:span text:style-name="T1">AvaliationController</text:span></text:span>: Controlador para <text:span text:style-name="Source_20_Text">AvaliationService</text:span> (específico do parque eólico).</text:p>
        </text:list-item>
      </text:list>
      <text:h text:style-name="Heading_20_4" text:outline-level="4">Resumo da Relação (Exemplo com <text:span text:style-name="Source_20_Text">DadosDiarioService</text:span>):</text:h>
      <text:list xml:id="list3733653793" text:style-name="L10">
        <text:list-item>
          <text:p text:style-name="P8">O <text:span text:style-name="Source_20_Text">DadosHistoricosController</text:span> (Contexto) não sabe qual é a implementação específica de <text:span text:style-name="Source_20_Text">IDadosDiarioService</text:span> que está usando. Ele apenas chama o método <text:span text:style-name="Source_20_Text">armazenarDados()</text:span>.</text:p>
        </text:list-item>
        <text:list-item>
          <text:p text:style-name="P8">Em tempo de execução, dependendo da configuração da aplicação (e.g., Spring Profiles para "wind-farm", "agriculture", "urban"), uma das implementações concretas (<text:span text:style-name="Source_20_Text">WindFarmDadosDiarioService</text:span>, <text:span text:style-name="Source_20_Text">AgricultureDadosDiarioService</text:span>, ou <text:span text:style-name="Source_20_Text">UrbanDadosDiarioService</text:span>) será injetada.</text:p>
        </text:list-item>
        <text:list-item>
          <text:p text:style-name="P8">Essa implementação concreta então executa a lógica específica para obter e processar os dados históricos da maneira relevante para aquela aplicação.</text:p>
        </text:list-item>
      </text:list>
      <text:p text:style-name="Text_20_body">Dessa forma, o sistema se torna modular e fácil de estender para novas aplicações sem modificar o código existente dos controlador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08:20:49.347956030</meta:creation-date>
    <dc:date>2025-06-26T08:43:40.878565931</dc:date>
    <meta:editing-duration>PT22M5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5" meta:paragraph-count="108" meta:word-count="825" meta:character-count="6929" meta:non-whitespace-character-count="6303"/>
  </office:meta>
</office:document-meta>
</file>